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el" svg:font-family="Abel, Helvetica, Arial, Lucida, sans-serif"/>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43d51" loext:opacity="100%" style:font-name="Abel" fo:font-size="22.5pt" fo:letter-spacing="normal" fo:font-style="normal" fo:font-weight="bold" fo:background-color="transparent" loext:padding="0cm" loext:border="none"/>
    </style:style>
    <style:style style:name="P2" style:family="paragraph" style:parent-style-name="Heading_20_3">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style>
    <style:style style:name="P3" style:family="paragraph" style:parent-style-name="Heading_20_4">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style>
    <style:style style:name="P4" style:family="paragraph" style:parent-style-name="Standard">
      <style:paragraph-properties fo:text-align="justify" style:justify-single-word="false"/>
    </style:style>
    <style:style style:name="P5" style:family="paragraph" style:parent-style-name="Text_20_body" style:list-style-name="L1">
      <loext:graphic-properties draw:fill="none" draw:fill-color="#ffffff"/>
      <style:paragraph-properties fo:margin-left="0cm" fo:margin-right="0cm" fo:margin-top="0cm" fo:margin-bottom="0cm" style:contextual-spacing="false" style:line-height-at-least="0.688cm" fo:text-align="justify" style:justify-single-word="false" fo:orphans="2" fo:widows="2" fo:text-indent="0cm" style:auto-text-indent="false" fo:background-color="transparent" fo:padding="0cm" fo:border="none"/>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style:line-height-at-least="0.688cm" fo:text-align="justify" style:justify-single-word="false" fo:orphans="2" fo:widows="2" fo:text-indent="0cm" style:auto-text-indent="false" fo:background-color="transparent" fo:padding="0cm" fo:border="none"/>
    </style:style>
    <style:style style:name="P7" style:family="paragraph" style:parent-style-name="Text_20_body" style:list-style-name="L3">
      <loext:graphic-properties draw:fill="none" draw:fill-color="#ffffff"/>
      <style:paragraph-properties fo:margin-left="0cm" fo:margin-right="0cm" fo:margin-top="0cm" fo:margin-bottom="0cm" style:contextual-spacing="false" style:line-height-at-least="0.688cm" fo:text-align="justify" style:justify-single-word="false" fo:orphans="2" fo:widows="2" fo:text-indent="0cm" style:auto-text-indent="false" fo:background-color="transparent" fo:padding="0cm" fo:border="none"/>
    </style:style>
    <style:style style:name="P8"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style>
    <style:style style:name="T1" style:family="text">
      <style:text-properties fo:font-variant="normal" fo:text-transform="none" fo:color="#375174" loext:opacity="100%" style:font-name="Lora" fo:font-size="13.5pt" fo:letter-spacing="normal" fo:font-style="italic" fo:font-weight="bold" fo:background-color="transparent" loext:char-shading-value="0" loext:padding="0cm" loext:border="none"/>
    </style:style>
    <style:style style:name="T2" style:family="text">
      <style:text-properties fo:font-variant="normal" fo:text-transform="none" fo:color="#375174" loext:opacity="100%" style:font-name="Lora" fo:font-size="13.5pt" fo:letter-spacing="normal" fo:font-style="normal" fo:font-weight="bold" fo:background-color="transparent" loext:char-shading-value="0" loext:padding="0cm" loext:border="none"/>
    </style:style>
    <style:style style:name="T3" style:family="text">
      <style:text-properties fo:font-variant="normal" fo:text-transform="none" fo:color="#375174" loext:opacity="100%" style:font-name="Lora" fo:font-size="13.5pt" fo:letter-spacing="normal" fo:font-style="normal" fo:font-weight="bold" loext:padding="0cm" loext:border="none"/>
    </style:style>
    <style:style style:name="T4" style:family="text">
      <style:text-properties fo:font-variant="normal" fo:text-transform="none" fo:color="#243d51" loext:opacity="100%" style:font-name="Abel" fo:font-size="15.75pt" fo:letter-spacing="normal" fo:font-style="italic" fo:font-weight="bold" fo:background-color="transparent" loext:char-shading-value="0" loext:padding="0cm" loext:border="none"/>
    </style:style>
    <style:style style:name="T5" style:family="text">
      <style:text-properties fo:font-variant="normal" fo:text-transform="none" fo:color="#243d51" loext:opacity="100%" style:font-name="Abel" fo:font-size="12.75pt" fo:letter-spacing="normal" fo:font-style="italic" fo:font-weight="bold" fo:background-color="transparent" loext:char-shading-value="0"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prendizado profundo e suas 5 vantagens</text:h>
      <text:p text:style-name="P8"><text:span text:style-name="Emphasis"><text:span text:style-name="T1">Nos</text:span></text:span><text:span text:style-name="T2">  últimos anos, você provavelmente observou o surgimento de conceitos de alta tecnologia como  </text:span><text:span text:style-name="Strong_20_Emphasis"><text:span text:style-name="T2">o aprendizado profundo</text:span></text:span><text:span text:style-name="T2"> , bem como sua adoção por algumas grandes organizações. É natural se perguntar por que  </text:span><text:span text:style-name="Strong_20_Emphasis"><text:span text:style-name="T2">o aprendizado profundo</text:span></text:span><text:span text:style-name="T2">  se tornou o centro das atenções de empresários em todo o mundo. Neste artigo, vamos analisar mais de perto o  </text:span><text:span text:style-name="Strong_20_Emphasis"><text:span text:style-name="T2">aprendizado profundo</text:span></text:span><text:span text:style-name="T2">  e tentar descobrir os principais motivos por trás de sua crescente popularidade.</text:span></text:p>
      <text:h text:style-name="P2" text:outline-level="3"><text:span text:style-name="Strong_20_Emphasis"><text:span text:style-name="Emphasis"><text:span text:style-name="T4">1- O que é aprendizado profundo?</text:span></text:span></text:span></text:h>
      <text:p text:style-name="P8"><text:span text:style-name="Emphasis"><text:span text:style-name="T1">Em termos</text:span></text:span><text:span text:style-name="T2">  simples,  </text:span><text:span text:style-name="Strong_20_Emphasis"><text:span text:style-name="T2">o aprendizado profundo</text:span></text:span><text:span text:style-name="T2">  é um subconjunto do aprendizado de máquina que ensina máquinas a fazer o que os humanos já nascem fazendo: aprender por meio de exemplos. Embora a tecnologia seja frequentemente considerada um conjunto de algoritmos que "imita o cérebro", uma descrição mais apropriada seria um conjunto de algoritmos que "aprende em camadas". Envolve o aprendizado por meio de camadas que permitem que um computador desenvolva uma hierarquia de conceitos complexos a partir de conceitos mais simples. No  </text:span><text:span text:style-name="Strong_20_Emphasis"><text:span text:style-name="T2">aprendizado profundo</text:span></text:span><text:span text:style-name="T2"> , um modelo aprende a executar tarefas diretamente a partir de texto, som ou imagens e pode atingir uma precisão incrível, às vezes superior ao desempenho humano.  </text:span><text:span text:style-name="Strong_20_Emphasis"><text:span text:style-name="T2">O aprendizado profundo</text:span></text:span><text:span text:style-name="T2">  é a tecnologia central por trás de muitas inovações de ponta, como carros autônomos, controle de voz em dispositivos como tablets, smartphones, alto-falantes com viva-voz, etc., e muito mais. Ele oferece resultados que não eram possíveis antes, nem mesmo com as técnicas tradicionais de aprendizado de máquina.</text:span></text:p>
      <text:h text:style-name="P2" text:outline-level="3"><text:span text:style-name="Strong_20_Emphasis"><text:span text:style-name="Emphasis"><text:span text:style-name="T4">2- Exemplos de aprendizado profundo em cenários do mundo real</text:span></text:span></text:span></text:h>
      <text:p text:style-name="P8"><text:span text:style-name="Emphasis"><text:span text:style-name="T1">Um</text:span></text:span><text:span text:style-name="T2">  grande número de setores está utilizando  </text:span><text:span text:style-name="Strong_20_Emphasis"><text:span text:style-name="T2">aprendizado profundo</text:span></text:span><text:span text:style-name="T2">  para aproveitar seus benefícios. Vamos dar uma olhada em alguns deles.</text:span></text:p>
      <text:list text:style-name="L1">
        <text:list-item>
          <text:p text:style-name="P5"><text:span text:style-name="T2">Eletrônica:  </text:span><text:span text:style-name="Strong_20_Emphasis"><text:span text:style-name="T2">O aprendizado profundo</text:span></text:span><text:span text:style-name="T2">  está sendo utilizado na tradução automática de fala. Podemos imaginar dispositivos de assistência doméstica que respondem à sua voz e entendem suas preferências.</text:span></text:p>
        </text:list-item>
        <text:list-item>
          <text:p text:style-name="P5"><text:soft-page-break/><text:span text:style-name="T2">Condução automatizada: Com a ajuda do  </text:span><text:span text:style-name="Strong_20_Emphasis"><text:span text:style-name="T2">aprendizado profundo</text:span></text:span><text:span text:style-name="T2"> , pesquisadores da área automotiva agora conseguem detectar objetos como semáforos, placas de pare etc. automaticamente. Eles também estão usando essa tecnologia para detectar pedestres, o que ajuda a reduzir acidentes.</text:span></text:p>
        </text:list-item>
        <text:list-item>
          <text:p text:style-name="P5"><text:span text:style-name="T2">Pesquisa médica:   Pesquisadores de câncer estão utilizando </text:span><text:span text:style-name="Strong_20_Emphasis"><text:span text:style-name="T2">aprendizado profundo para detectar células cancerígenas automaticamente.</text:span></text:span></text:p>
        </text:list-item>
      </text:list>
      <text:h text:style-name="P2" text:outline-level="3"><text:span text:style-name="Strong_20_Emphasis"><text:span text:style-name="Emphasis"><text:span text:style-name="T4">3- Como funcionam os modelos de aprendizado profundo?</text:span></text:span></text:span></text:h>
      <text:p text:style-name="P8"><text:span text:style-name="Emphasis"><text:span text:style-name="T1">A maioria</text:span></text:span><text:span text:style-name="T2">  dos  métodos </text:span><text:span text:style-name="Strong_20_Emphasis"><text:span text:style-name="T2">de aprendizado profundo</text:span></text:span><text:span text:style-name="T2">  utiliza arquiteturas de redes neurais, e é por isso que  os modelos </text:span><text:span text:style-name="Strong_20_Emphasis"><text:span text:style-name="T2">de aprendizado profundo</text:span></text:span><text:span text:style-name="T2">  também são amplamente conhecidos como redes neurais profundas. Um  processo </text:span><text:span text:style-name="Strong_20_Emphasis"><text:span text:style-name="T2">de aprendizado profundo</text:span></text:span><text:span text:style-name="T2">  consiste em duas fases principais: treinamento e inferência. A fase de treinamento pode ser considerada um processo de rotulagem de grandes quantidades de dados e identificação de suas características correspondentes. Aqui, o sistema compara essas características e as memoriza para chegar a conclusões corretas quando encontrar dados semelhantes no futuro. Durante a fase de inferência, o modelo tira conclusões e rotula dados desconhecidos com a ajuda do conhecimento adquirido anteriormente.</text:span></text:p>
      <text:p text:style-name="P8"><text:span text:style-name="T2">Durante o treinamento de  modelos </text:span><text:span text:style-name="Strong_20_Emphasis"><text:span text:style-name="T2">de aprendizado profundo</text:span></text:span><text:span text:style-name="T2">  , os profissionais utilizam grandes conjuntos de dados rotulados juntamente com arquiteturas de redes neurais que aprendem características diretamente dos dados, sem a necessidade de extração manual de características.</text:span></text:p>
      <text:h text:style-name="P2" text:outline-level="3"><text:span text:style-name="Strong_20_Emphasis"><text:span text:style-name="Emphasis"><text:span text:style-name="T4">4- Como os modelos de aprendizado profundo são criados e treinados?</text:span></text:span></text:span></text:h>
      <text:p text:style-name="P8"><text:span text:style-name="Emphasis"><text:span text:style-name="T1">Os profissionais</text:span></text:span><text:span text:style-name="T2">  utilizam  </text:span><text:span text:style-name="Strong_20_Emphasis"><text:span text:style-name="T2">o aprendizado profundo</text:span></text:span><text:span text:style-name="T2">  de três maneiras mais populares para realizar a classificação de objetos. Vamos dar uma olhada em cada uma delas.</text:span></text:p>
      <text:list text:style-name="L2">
        <text:list-item>
          <text:p text:style-name="P6"><text:span text:style-name="T2">Aprendizado por transferência: A abordagem de aprendizado por transferência é utilizada pela maioria dos  </text:span><text:span text:style-name="Strong_20_Emphasis"><text:span text:style-name="T2">modelos de aprendizado profundo</text:span></text:span><text:span text:style-name="T2">  . É um processo que envolve o ajuste fino de um modelo pré-treinado. Por exemplo, você começa com uma rede existente e a alimenta com novos dados que contêm classes anteriormente </text:span><text:soft-page-break/><text:span text:style-name="T2">desconhecidas. Após algumas modificações na rede, você se torna capaz de realizar uma nova tarefa, como categorizar apenas gatos ou cachorros, em vez de 1000 objetos diferentes. Essa abordagem também tem a vantagem de exigir muito menos dados, reduzindo significativamente o tempo de computação.</text:span></text:p>
        </text:list-item>
        <text:list-item>
          <text:p text:style-name="P6"><text:span text:style-name="T2">Treinamento do zero: Para treinar uma  rede </text:span><text:span text:style-name="Strong_20_Emphasis"><text:span text:style-name="T2">de aprendizado profundo</text:span></text:span><text:span text:style-name="T2">  do zero, você precisaria capturar um conjunto de dados rotulados muito grande, além de projetar uma arquitetura de rede que aprenderá as características e as imitará. Essa abordagem é eficaz para novas aplicações ou para aplicações que terão um número relativamente grande de categorias de saída. É uma abordagem menos popular porque, devido à alta taxa de aprendizado e aos grandes volumes de dados, as redes geralmente levam muito mais tempo para serem treinadas.</text:span></text:p>
        </text:list-item>
        <text:list-item>
          <text:p text:style-name="P6"><text:span text:style-name="T2">Extração de características: É uma abordagem mais especializada e um pouco menos comum em  </text:span><text:span text:style-name="Strong_20_Emphasis"><text:span text:style-name="T2">aprendizado profundo,</text:span></text:span><text:span text:style-name="T2">  onde a rede é usada como um extrator de características. Aqui, todas as camadas são designadas para aprender características específicas das imagens e, portanto, durante o processo de treinamento, essas características podem ser extraídas da rede a qualquer momento. Em seguida, essas características podem ser utilizadas como entrada para modelos de aprendizado de máquina.</text:span></text:p>
        </text:list-item>
      </text:list>
      <text:h text:style-name="P2" text:outline-level="3"><text:span text:style-name="Strong_20_Emphasis"><text:span text:style-name="Emphasis"><text:span text:style-name="T4">5- Diferença entre aprendizado profundo e aprendizado de máquina tradicional</text:span></text:span></text:span></text:h>
      <text:p text:style-name="P8"><text:span text:style-name="Emphasis"><text:span text:style-name="T1">Embora </text:span></text:span><text:span text:style-name="T3"> </text:span><text:span text:style-name="Strong_20_Emphasis"><text:span text:style-name="T2">o aprendizado profundo</text:span></text:span><text:span text:style-name="T2">  tenha sido desenvolvido como uma abordagem de aprendizado de máquina, o foco mudou principalmente para o  </text:span><text:span text:style-name="Strong_20_Emphasis"><text:span text:style-name="T2">aprendizado profundo</text:span></text:span><text:span text:style-name="T2">  nos últimos tempos, e por razões específicas. O aprendizado de máquina tradicional refere-se ao processo de extração de conhecimento a partir de um grande conjunto de dados carregado na máquina. Profissionais formulam as regras e corrigem os erros cometidos pela máquina. Essa abordagem elimina o impacto negativo do sobreajuste, que ocorre frequentemente no  </text:span><text:span text:style-name="Strong_20_Emphasis"><text:span text:style-name="T2">aprendizado profundo</text:span></text:span><text:span text:style-name="T2"> . No aprendizado de máquina tradicional, uma máquina recebe dados de treinamento e exemplos para ajudá-la a tomar decisões corretas. Em outras palavras, em uma abordagem de aprendizado de máquina tradicional, uma máquina pode resolver um </text:span><text:soft-page-break/><text:span text:style-name="T2">número significativo de tarefas, mas não consegue executá-las sem controle humano. Vamos analisar as diferenças entre o aprendizado de máquina tradicional e  </text:span><text:span text:style-name="Strong_20_Emphasis"><text:span text:style-name="T2">o aprendizado profundo</text:span></text:span><text:span text:style-name="T2"> .</text:span></text:p>
      <text:list text:style-name="L3">
        <text:list-item>
          <text:p text:style-name="P7"><text:span text:style-name="Strong_20_Emphasis"><text:span text:style-name="T2">Os modelos de aprendizado profundo</text:span></text:span><text:span text:style-name="T2">  são capazes de criar novas características por si mesmos, enquanto na abordagem tradicional de aprendizado de máquina, as características precisam ser identificadas com precisão pelos usuários.</text:span></text:p>
        </text:list-item>
        <text:list-item>
          <text:p text:style-name="P7"><text:span text:style-name="T2">Na  </text:span><text:span text:style-name="Strong_20_Emphasis"><text:span text:style-name="T2">aprendizagem profunda</text:span></text:span><text:span text:style-name="T2"> , os problemas são resolvidos de ponta a ponta, enquanto na aprendizagem de máquina, as tarefas são divididas em pequenas partes e os resultados obtidos são combinados em uma única conclusão.</text:span></text:p>
        </text:list-item>
      </text:list>
      <text:p text:style-name="P8"><text:span text:style-name="Strong_20_Emphasis"><text:span text:style-name="T2">O conceito de aprendizado profundo</text:span></text:span><text:span text:style-name="T2"> pressupõe   que uma máquina desenvolva sua funcionalidade por conta própria, no momento em que isso for possível.</text:span></text:p>
      <text:h text:style-name="P2" text:outline-level="3"><text:span text:style-name="Strong_20_Emphasis"><text:span text:style-name="Emphasis"><text:span text:style-name="T4">6-5 Principais vantagens do uso do aprendizado profundo</text:span></text:span></text:span></text:h>
      <text:p text:style-name="P8"><text:span text:style-name="Emphasis"><text:span text:style-name="T1">Você</text:span></text:span><text:span text:style-name="T2">  pode se perguntar por que um número significativo de gigantes da tecnologia está adotando  </text:span><text:span text:style-name="Strong_20_Emphasis"><text:span text:style-name="T2">o aprendizado profundo</text:span></text:span><text:span text:style-name="T2"> de forma consistente . Para entender o motivo, precisamos analisar as vantagens que podem ser obtidas com o uso dessa  </text:span><text:span text:style-name="Strong_20_Emphasis"><text:span text:style-name="T2">abordagem</text:span></text:span><text:span text:style-name="T2">  . Aqui estão cinco vantagens principais do uso dessa tecnologia.</text:span></text:p>
      <text:h text:style-name="P3" text:outline-level="4"><text:span text:style-name="Emphasis"><text:span text:style-name="T5">6.1 - Utilização máxima de dados não estruturados</text:span></text:span></text:h>
      <text:p text:style-name="P8"><text:span text:style-name="Emphasis"><text:span text:style-name="T1">Uma pesquisa</text:span></text:span><text:span text:style-name="T2">  da Gartner revelou que uma grande porcentagem dos dados de uma organização não é estruturada, pois a maior parte existe em diferentes formatos, como imagens, textos etc. Para a maioria dos algoritmos de aprendizado de máquina, é difícil analisar dados não estruturados, o que significa que eles permanecem subutilizados, e é exatamente aí que  </text:span><text:span text:style-name="Strong_20_Emphasis"><text:span text:style-name="T2">o aprendizado profundo</text:span></text:span><text:span text:style-name="T2">  se torna útil. Você pode usar diferentes formatos de dados para treinar  algoritmos </text:span><text:span text:style-name="Strong_20_Emphasis"><text:span text:style-name="T2">de aprendizado profundo</text:span></text:span><text:span text:style-name="T2">  e ainda obter insights relevantes para o objetivo do treinamento. Por exemplo, você pode usar  algoritmos </text:span><text:span text:style-name="Strong_20_Emphasis"><text:span text:style-name="T2">de aprendizado profundo</text:span></text:span><text:span text:style-name="T2">  para descobrir relações existentes entre análises do setor, conversas em mídias sociais e outros dados para prever os preços futuros das ações de uma determinada organização.</text:span></text:p>
      <text:h text:style-name="P3" text:outline-level="4"><text:soft-page-break/><text:span text:style-name="Emphasis"><text:span text:style-name="T5">6.2 - Eliminação da necessidade de engenharia de recursos</text:span></text:span></text:h>
      <text:p text:style-name="P8"><text:span text:style-name="Emphasis"><text:span text:style-name="T1">Em</text:span></text:span><text:span text:style-name="T2">  aprendizado de máquina, a engenharia de recursos é uma tarefa fundamental, pois melhora a precisão e, às vezes, o processo pode exigir conhecimento específico sobre um determinado problema. Uma das maiores vantagens de usar  a abordagem </text:span><text:span text:style-name="Strong_20_Emphasis"><text:span text:style-name="T2">de aprendizado profundo</text:span></text:span><text:span text:style-name="T2">  é sua capacidade de executar a engenharia de recursos automaticamente. Nessa abordagem, um algoritmo examina os dados para identificar recursos correlacionados e, em seguida, os combina para promover um aprendizado mais rápido, sem que seja necessário instruí-lo explicitamente. Essa capacidade ajuda os cientistas de dados a economizar uma quantidade significativa de trabalho.</text:span></text:p>
      <text:h text:style-name="P3" text:outline-level="4"><text:span text:style-name="Emphasis"><text:span text:style-name="T5">6.3 - Capacidade de entregar resultados de alta qualidade</text:span></text:span></text:h>
      <text:p text:style-name="P8"><text:span text:style-name="Emphasis"><text:span text:style-name="T1">Os humanos</text:span></text:span><text:span text:style-name="T2">  sentem fome ou cansaço e, às vezes, cometem erros por descuido. No caso das redes neurais, isso não acontece. Uma vez treinado adequadamente, um  modelo </text:span><text:span text:style-name="Strong_20_Emphasis"><text:span text:style-name="T2">de aprendizado profundo</text:span></text:span><text:span text:style-name="T2">  torna-se capaz de executar milhares de tarefas rotineiras e repetitivas em um período de tempo relativamente menor do que o necessário para um ser humano. Além disso, a qualidade do trabalho nunca se deteriora, a menos que os dados de treinamento contenham dados brutos que não representem o problema que se está tentando resolver.</text:span></text:p>
      <text:h text:style-name="P3" text:outline-level="4"><text:span text:style-name="Emphasis"><text:span text:style-name="T5">6.4 - Eliminação de custos desnecessários</text:span></text:span></text:h>
      <text:p text:style-name="P8"><text:span text:style-name="Emphasis"><text:span text:style-name="T1">Os recalls</text:span></text:span><text:span text:style-name="T2">  são extremamente caros e, para alguns setores, podem custar milhões de dólares em custos diretos. Com a ajuda do  </text:span><text:span text:style-name="Strong_20_Emphasis"><text:span text:style-name="T2">aprendizado profundo</text:span></text:span><text:span text:style-name="T2"> , defeitos subjetivos difíceis de detectar por meio de treinamento, como pequenos erros na rotulagem de produtos, podem ser identificados.  Os modelos </text:span><text:span text:style-name="Strong_20_Emphasis"><text:span text:style-name="T2">de aprendizado profundo</text:span></text:span><text:span text:style-name="T2">  também podem identificar defeitos que seriam difíceis de detectar de outra forma. Quando a obtenção de imagens consistentes se torna um desafio por diversos motivos,  </text:span><text:span text:style-name="Strong_20_Emphasis"><text:span text:style-name="T2">o aprendizado profundo</text:span></text:span><text:span text:style-name="T2">  pode levar em conta essas variações e aprender características valiosas para tornar as inspeções mais robustas.</text:span></text:p>
      <text:h text:style-name="P3" text:outline-level="4"><text:span text:style-name="Emphasis"><text:span text:style-name="T5">6.5 - Eliminação da necessidade de rotulagem de dados</text:span></text:span></text:h>
      <text:p text:style-name="P8"><text:span text:style-name="Emphasis"><text:span text:style-name="T1">A rotulagem de dados</text:span></text:span><text:span text:style-name="T2">  pode ser uma tarefa cara e demorada. Com uma  abordagem </text:span><text:span text:style-name="Strong_20_Emphasis"><text:span text:style-name="T2">de aprendizado profundo</text:span></text:span><text:span text:style-name="T2">  , a necessidade de dados bem rotulados torna-se obsoleta, pois os algoritmos se destacam no </text:span><text:soft-page-break/><text:span text:style-name="T2">aprendizado sem qualquer diretriz. Outros tipos de abordagens de aprendizado de máquina não são tão bem-sucedidos quanto esse tipo de aprendizado.</text:span></text:p>
      <text:h text:style-name="P2" text:outline-level="3"><text:span text:style-name="Strong_20_Emphasis"><text:span text:style-name="Emphasis"><text:span text:style-name="T4">Considerações finais</text:span></text:span></text:span></text:h>
      <text:p text:style-name="P8"><text:span text:style-name="Emphasis"><text:span text:style-name="T1">Tendo</text:span></text:span><text:span text:style-name="T2">  em mente o exposto acima e outras vantagens da utilização da  abordagem </text:span><text:span text:style-name="Strong_20_Emphasis"><text:span text:style-name="T2">de aprendizado profundo</text:span></text:span><text:span text:style-name="T2">  , podemos afirmar que é evidente o impacto que essa  </text:span><text:span text:style-name="Strong_20_Emphasis"><text:span text:style-name="T2">tecnologia</text:span></text:span><text:span text:style-name="T2"> terá  em diversas áreas de ponta, como Arquitetura de Sistemas Avançados e Internet das Coisas, no futuro. Podemos esperar contribuições ainda mais valiosas para o amplo setor de produtos e serviços conectados e inteligentes. Atualmente,  </text:span><text:span text:style-name="Strong_20_Emphasis"><text:span text:style-name="T2">o aprendizado profundo</text:span></text:span><text:span text:style-name="T2">  evoluiu muito, deixando de ser apenas uma tendência e se tornando rapidamente uma tecnologia essencial, adotada de forma constante por uma ampla gama de empresas em diversos setores.</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el" svg:font-family="Abel, Helvetica, Arial, Lucida, sans-serif"/>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Georgia, 'Times New Roma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9T10:56:31.529182745</meta:creation-date>
    <dc:date>2026-01-09T10:57:21.989339777</dc:date>
    <meta:editing-duration>PT52S</meta:editing-duration>
    <meta:editing-cycles>1</meta:editing-cycles>
    <meta:document-statistic meta:table-count="0" meta:image-count="0" meta:object-count="0" meta:page-count="6" meta:paragraph-count="36" meta:word-count="1663" meta:character-count="11136" meta:non-whitespace-character-count="9436"/>
    <meta:generator>LibreOffice/24.2.7.2$Linux_X86_64 LibreOffice_project/420$Build-2</meta:generator>
  </office:meta>
</office:document-meta>
</file>